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4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4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614d" officeooo:paragraph-rsid="00d16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42909" officeooo:paragraph-rsid="00d42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3" style:family="paragraph" style:parent-style-name="Text_20_body">
      <style:text-properties officeooo:paragraph-rsid="001e51d3"/>
    </style:style>
    <style:style style:name="P64" style:family="paragraph" style:parent-style-name="Standard">
      <style:text-properties officeooo:paragraph-rsid="00b49a8e"/>
    </style:style>
    <style:style style:name="P65" style:family="paragraph" style:parent-style-name="Standard">
      <style:text-properties officeooo:paragraph-rsid="007b524e"/>
    </style:style>
    <style:style style:name="P6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8bbfc" officeooo:paragraph-rsid="00d8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9" style:family="paragraph" style:parent-style-name="Heading_20_1">
      <style:paragraph-properties fo:text-align="center" style:justify-single-word="false"/>
      <style:text-properties fo:background-color="transparent"/>
    </style:style>
    <style:style style:name="P70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71" style:family="paragraph" style:parent-style-name="Heading_20_1">
      <style:text-properties officeooo:paragraph-rsid="001e51d3"/>
    </style:style>
    <style:style style:name="P72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73" style:family="paragraph" style:parent-style-name="Heading_20_2">
      <style:text-properties officeooo:paragraph-rsid="0093f1d8"/>
    </style:style>
    <style:style style:name="P74" style:family="paragraph" style:parent-style-name="Heading_20_2">
      <style:text-properties officeooo:rsid="00b06645" officeooo:paragraph-rsid="00b06645"/>
    </style:style>
    <style:style style:name="P75" style:family="paragraph" style:parent-style-name="Heading_20_3">
      <style:text-properties officeooo:paragraph-rsid="00388b58"/>
    </style:style>
    <style:style style:name="P76" style:family="paragraph" style:parent-style-name="Heading_20_3">
      <style:text-properties officeooo:rsid="0060ca7d" officeooo:paragraph-rsid="0060ca7d"/>
    </style:style>
    <style:style style:name="P77" style:family="paragraph" style:parent-style-name="Heading_20_3">
      <style:text-properties officeooo:rsid="0028f927"/>
    </style:style>
    <style:style style:name="P78" style:family="paragraph" style:parent-style-name="Heading_20_3">
      <style:text-properties officeooo:rsid="0048e958" officeooo:paragraph-rsid="0048e958"/>
    </style:style>
    <style:style style:name="P79" style:family="paragraph" style:parent-style-name="Heading_20_3">
      <style:text-properties officeooo:paragraph-rsid="007b167b"/>
    </style:style>
    <style:style style:name="P80" style:family="paragraph" style:parent-style-name="Heading_20_3">
      <style:text-properties officeooo:rsid="00b06645" officeooo:paragraph-rsid="00b06645"/>
    </style:style>
    <style:style style:name="P81" style:family="paragraph" style:parent-style-name="Heading_20_3">
      <style:text-properties officeooo:rsid="00b1b67c" officeooo:paragraph-rsid="00b1b67c"/>
    </style:style>
    <style:style style:name="P82" style:family="paragraph" style:parent-style-name="Heading_20_3">
      <style:text-properties officeooo:rsid="00b36b69" officeooo:paragraph-rsid="00b36b69"/>
    </style:style>
    <style:style style:name="P83" style:family="paragraph" style:parent-style-name="Heading_20_3">
      <style:text-properties officeooo:rsid="00b49a8e" officeooo:paragraph-rsid="00b49a8e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aa0fce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d8bbfc" style:font-style-asian="italic" style:font-weight-asian="normal" style:font-style-complex="italic" style:font-weight-complex="normal"/>
    </style:style>
    <style:style style:name="T13" style:family="text">
      <style:text-properties officeooo:rsid="004d72fc"/>
    </style:style>
    <style:style style:name="T14" style:family="text">
      <style:text-properties officeooo:rsid="005004f0"/>
    </style:style>
    <style:style style:name="T15" style:family="text">
      <style:text-properties officeooo:rsid="0051aaaa"/>
    </style:style>
    <style:style style:name="T16" style:family="text">
      <style:text-properties officeooo:rsid="005322d9"/>
    </style:style>
    <style:style style:name="T17" style:family="text">
      <style:text-properties officeooo:rsid="005996c7"/>
    </style:style>
    <style:style style:name="T18" style:family="text">
      <style:text-properties officeooo:rsid="005d837f"/>
    </style:style>
    <style:style style:name="T19" style:family="text">
      <style:text-properties officeooo:rsid="005e961b"/>
    </style:style>
    <style:style style:name="T20" style:family="text">
      <style:text-properties officeooo:rsid="0060ca7d"/>
    </style:style>
    <style:style style:name="T21" style:family="text">
      <style:text-properties officeooo:rsid="00339a6c" fo:background-color="#e0c2cd" loext:char-shading-value="0"/>
    </style:style>
    <style:style style:name="T22" style:family="text">
      <style:text-properties officeooo:rsid="001e51d3" fo:background-color="#e0c2cd" loext:char-shading-value="0"/>
    </style:style>
    <style:style style:name="T23" style:family="text">
      <style:text-properties officeooo:rsid="00716b7c"/>
    </style:style>
    <style:style style:name="T24" style:family="text">
      <style:text-properties officeooo:rsid="00781b17"/>
    </style:style>
    <style:style style:name="T25" style:family="text">
      <style:text-properties officeooo:rsid="00796e57"/>
    </style:style>
    <style:style style:name="T26" style:family="text">
      <style:text-properties officeooo:rsid="007ac6db"/>
    </style:style>
    <style:style style:name="T27" style:family="text">
      <style:text-properties officeooo:rsid="007ad3ce"/>
    </style:style>
    <style:style style:name="T28" style:family="text">
      <style:text-properties officeooo:rsid="007b167b"/>
    </style:style>
    <style:style style:name="T29" style:family="text">
      <style:text-properties officeooo:rsid="007b524e"/>
    </style:style>
    <style:style style:name="T30" style:family="text">
      <style:text-properties officeooo:rsid="0082abe3"/>
    </style:style>
    <style:style style:name="T31" style:family="text">
      <style:text-properties officeooo:rsid="008daaba"/>
    </style:style>
    <style:style style:name="T32" style:family="text">
      <style:text-properties officeooo:rsid="00aa0fc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aaaa9c" style:font-weight-asian="normal" style:font-weight-complex="normal"/>
    </style:style>
    <style:style style:name="T35" style:family="text">
      <style:text-properties fo:font-weight="normal" officeooo:rsid="00aad54f" style:font-weight-asian="normal" style:font-weight-complex="normal"/>
    </style:style>
    <style:style style:name="T36" style:family="text">
      <style:text-properties fo:font-weight="normal" officeooo:rsid="00c5a010" style:font-weight-asian="normal" style:font-weight-complex="normal"/>
    </style:style>
    <style:style style:name="T37" style:family="text">
      <style:text-properties fo:font-weight="normal" officeooo:rsid="00d8bbfc" style:font-weight-asian="normal" style:font-weight-complex="normal"/>
    </style:style>
    <style:style style:name="T38" style:family="text">
      <style:text-properties fo:font-weight="normal" officeooo:rsid="00c0e4b6" fo:background-color="transparent" loext:char-shading-value="0" style:font-weight-asian="normal" style:font-weight-complex="normal"/>
    </style:style>
    <style:style style:name="T39" style:family="text">
      <style:text-properties officeooo:rsid="00ab4c48"/>
    </style:style>
    <style:style style:name="T40" style:family="text">
      <style:text-properties officeooo:rsid="00b36b69"/>
    </style:style>
    <style:style style:name="T41" style:family="text">
      <style:text-properties officeooo:rsid="00b49a8e"/>
    </style:style>
    <style:style style:name="T42" style:family="text">
      <style:text-properties officeooo:rsid="00b4a34a"/>
    </style:style>
    <style:style style:name="T43" style:family="text">
      <style:text-properties officeooo:rsid="00b62d74"/>
    </style:style>
    <style:style style:name="T44" style:family="text">
      <style:text-properties officeooo:rsid="00b8f339"/>
    </style:style>
    <style:style style:name="T45" style:family="text">
      <style:text-properties officeooo:rsid="00bd7265"/>
    </style:style>
    <style:style style:name="T46" style:family="text">
      <style:text-properties officeooo:rsid="00bdc467"/>
    </style:style>
    <style:style style:name="T47" style:family="text">
      <style:text-properties officeooo:rsid="00c0e4b6" fo:background-color="transparent" loext:char-shading-value="0"/>
    </style:style>
    <style:style style:name="T48" style:family="text">
      <style:text-properties officeooo:rsid="00c758aa"/>
    </style:style>
    <style:style style:name="T49" style:family="text">
      <style:text-properties officeooo:rsid="00c82854"/>
    </style:style>
    <style:style style:name="T50" style:family="text">
      <style:text-properties officeooo:rsid="00c98bf1"/>
    </style:style>
    <style:style style:name="T51" style:family="text">
      <style:text-properties officeooo:rsid="00cae9d1"/>
    </style:style>
    <style:style style:name="T52" style:family="text">
      <style:text-properties officeooo:rsid="00cc82b2"/>
    </style:style>
    <style:style style:name="T53" style:family="text">
      <style:text-properties officeooo:rsid="00cce110"/>
    </style:style>
    <style:style style:name="T54" style:family="text">
      <style:text-properties officeooo:rsid="00d1614d"/>
    </style:style>
    <style:style style:name="T55" style:family="text">
      <style:text-properties officeooo:rsid="00d30eae"/>
    </style:style>
    <style:style style:name="T56" style:family="text">
      <style:text-properties officeooo:rsid="00d335f8"/>
    </style:style>
    <style:style style:name="T57" style:family="text">
      <style:text-properties officeooo:rsid="00d4afe7"/>
    </style:style>
    <style:style style:name="T58" style:family="text">
      <style:text-properties officeooo:rsid="00d5673c"/>
    </style:style>
    <style:style style:name="T59" style:family="text">
      <style:text-properties officeooo:rsid="00d8bbfc"/>
    </style:style>
    <style:style style:name="T6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/>
      <text:h text:style-name="P69" text:outline-level="1"/>
      <text:h text:style-name="P70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2">Nama</text:p>
          </table:table-cell>
          <table:table-cell table:style-name="Table1.A1" office:value-type="string">
            <text:p text:style-name="P62">:</text:p>
          </table:table-cell>
          <table:table-cell table:style-name="Table1.A1" office:value-type="string">
            <text:p text:style-name="P62">Rifdi Andzar Nazhara</text:p>
          </table:table-cell>
        </table:table-row>
        <table:table-row>
          <table:table-cell table:style-name="Table1.A1" office:value-type="string">
            <text:p text:style-name="P62">Nomor Urut</text:p>
          </table:table-cell>
          <table:table-cell table:style-name="Table1.A1" office:value-type="string">
            <text:p text:style-name="P62">:</text:p>
          </table:table-cell>
          <table:table-cell table:style-name="Table1.A1" office:value-type="string">
            <text:p text:style-name="P62">009</text:p>
          </table:table-cell>
        </table:table-row>
        <table:table-row>
          <table:table-cell table:style-name="Table1.A1" office:value-type="string">
            <text:p text:style-name="P62">Judul Project</text:p>
          </table:table-cell>
          <table:table-cell table:style-name="Table1.A1" office:value-type="string">
            <text:p text:style-name="P62">:</text:p>
          </table:table-cell>
          <table:table-cell table:style-name="Table1.A1" office:value-type="string">
            <text:p text:style-name="P62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1" text:outline-level="1" text:is-list-header="true"/>
      <text:p text:style-name="P63"/>
      <text:p text:style-name="P63"/>
      <text:p text:style-name="P63"/>
      <text:p text:style-name="P63"/>
      <text:p text:style-name="P63"/>
      <text:h text:style-name="P72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86">Deskripsi</text:p>
          </table:table-cell>
          <table:table-cell table:style-name="Table12.A1" office:value-type="string">
            <text:p text:style-name="P86">Link</text:p>
          </table:table-cell>
        </table:table-row>
        <table:table-row table:style-name="Table12.2">
          <table:table-cell table:style-name="Table12.A2" office:value-type="string">
            <text:p text:style-name="P46">- Halaman-halaman utama (user, login, artwork dan homepage).</text:p>
          </table:table-cell>
          <table:table-cell table:style-name="Table12.B2" office:value-type="string">
            <text:p text:style-name="P66"><text:a xlink:type="simple" xlink:href="https://github.com/rfdzan/009-Rifdi-Andzar-Nazhara/releases/tag/progress_1" text:style-name="Internet_20_link" text:visited-style-name="Visited_20_Internet_20_Link"><text:span text:style-name="T47">progress_1</text:span></text:a></text:p>
          </table:table-cell>
        </table:table-row>
        <table:table-row table:style-name="Table12.2">
          <table:table-cell table:style-name="Table12.A3" office:value-type="string">
            <text:p text:style-name="P46">- Model dan database migration.</text:p>
          </table:table-cell>
          <table:table-cell table:style-name="Table12.B3" office:value-type="string">
            <text:p text:style-name="P66"><text:a xlink:type="simple" xlink:href="https://github.com/rfdzan/009-Rifdi-Andzar-Nazhara/releases/tag/progress_2" text:style-name="Internet_20_link" text:visited-style-name="Visited_20_Internet_20_Link"><text:span text:style-name="T38">progress_2</text:span></text:a></text:p>
          </table:table-cell>
        </table:table-row>
        <table:table-row>
          <table:table-cell table:style-name="Table12.A4" office:value-type="string">
            <text:p text:style-name="P85">- <text:span text:style-name="T12">Front-end</text:span><text:span text:style-name="T37"> </text:span></text:p>
          </table:table-cell>
          <table:table-cell table:style-name="Table12.B4" office:value-type="string">
            <text:p text:style-name="P67"><text:a xlink:type="simple" xlink:href="https://github.com/rfdzan/009-Rifdi-Andzar-Nazhara/releases/tag/progress_3" text:style-name="Internet_20_link" text:visited-style-name="Visited_20_Internet_20_Link">progress_3</text:a></text:p>
          </table:table-cell>
        </table:table-row>
      </table:table>
      <text:h text:style-name="P71" text:outline-level="1" text:is-list-header="true"><text:span text:style-name="T21">Deskripsi dan Progress </text:span><text:span text:style-name="T22">Fitur</text:span></text:h>
      <text:h text:style-name="P73" text:outline-level="2">Autentikasi <text:span text:style-name="T1">(</text:span><text:span text:style-name="T31">10</text:span><text:span text:style-name="T1">%)</text:span></text:h>
      <text:h text:style-name="P75" text:outline-level="3"><text:span text:style-name="T6">Logi</text:span><text:span text:style-name="T20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4">Teknis</text:p>
          </table:table-cell>
          <table:table-cell table:style-name="Table6.A1" office:value-type="string">
            <text:p text:style-name="P54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18">registration</text:span></text:p>
          </table:table-cell>
        </table:table-row>
        <table:table-row table:style-name="Table6.2">
          <table:table-cell table:style-name="Table6.A3" office:value-type="string">
            <text:p text:style-name="P25">UI</text:p>
          </table:table-cell>
          <table:table-cell table:style-name="Table6.B3" office:value-type="string">
            <text:p text:style-name="P25"><text:span text:style-name="T19">D</text:span>esain halaman sederhana <text:span text:style-name="T19">meliputi dua </text:span><text:span text:style-name="T9">input field</text:span><text:span text:style-name="T19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5">Bentuk interaksi</text:p>
          </table:table-cell>
          <table:table-cell table:style-name="Table6.B2" office:value-type="string">
            <text:p text:style-name="P26">Melalui dua <text:span text:style-name="T8">input field</text:span> username dan password, data di<text:span text:style-name="T25">k</text:span>irim <text:span text:style-name="T24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76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4">Teknis</text:p>
          </table:table-cell>
          <table:table-cell table:style-name="Table2.A1" office:value-type="string">
            <text:p text:style-name="P54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7">Belum ada.</text:p>
          </table:table-cell>
        </table:table-row>
        <table:table-row table:style-name="Table2.2">
          <table:table-cell table:style-name="Table2.A3" office:value-type="string">
            <text:p text:style-name="P25">UI</text:p>
          </table:table-cell>
          <table:table-cell table:style-name="Table2.A3" office:value-type="string">
            <text:p text:style-name="P27">Belum ada.</text:p>
          </table:table-cell>
        </table:table-row>
        <table:table-row table:style-name="Table2.2">
          <table:table-cell table:style-name="Table2.A2" office:value-type="string">
            <text:p text:style-name="P25">Bentuk interaksi</text:p>
          </table:table-cell>
          <table:table-cell table:style-name="Table2.A2" office:value-type="string">
            <text:p text:style-name="P27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26">(</text:span><text:span text:style-name="T50">50</text:span><text:span text:style-name="T26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2">Teknis</text:p>
          </table:table-cell>
          <table:table-cell table:style-name="Table3.A1" office:value-type="string">
            <text:p text:style-name="P52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17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2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4">- Tombol <text:span text:style-name="T32">Submit dan Clear. Submit untuk mengunggah gambar dan tombol Clear untuk melakukan </text:span><text:span text:style-name="T10">reset</text:span><text:span text:style-name="T32"> gambar yang telah dipilih.</text:span></text:p>
            <text:p text:style-name="P33">- Penggu<text:span text:style-name="T39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3">- Diatur oleh UploadController.</text:p>
            <text:p text:style-name="P61"><text:span text:style-name="T33">- </text:span><text:span text:style-name="T34">Interaksi lebih lanjut </text:span><text:span text:style-name="T35">akan </text:span><text:span text:style-name="T34">diatur lewat ‘upload.js’</text:span></text:p>
            <text:p text:style-name="P61"><text:span text:style-name="T33">- Hanya menerima file gambar lewat atribut “name</text:span><text:span text:style-name="T11">=</text:span><text:span text:style-name="T33">‘image/*”.</text:span></text:p>
            <text:p text:style-name="P61"><text:span text:style-name="T33">- </text:span><text:span text:style-name="T36">Mekanisme store telah diimplementasi pada UploadController. Setiap karya yang diupload muncul di homepage dan userpage.</text:span></text:p>
          </table:table-cell>
        </table:table-row>
      </table:table>
      <text:h text:style-name="Heading_20_2" text:outline-level="2"><text:soft-page-break/>Layouting <text:span text:style-name="T27">(</text:span><text:span text:style-name="T58">68</text:span><text:span text:style-name="T27">%)</text:span></text:h>
      <text:h text:style-name="P77" text:outline-level="3">Home page <text:span text:style-name="T48">(</text:span><text:span text:style-name="T54">80</text:span><text:span text:style-name="T48">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60">Teknis</text:p>
          </table:table-cell>
          <table:table-cell table:style-name="Table4.A1" office:value-type="string">
            <text:p text:style-name="P60">Progress / <text:span text:style-name="T15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21">/</text:p>
          </table:table-cell>
        </table:table-row>
        <table:table-row table:style-name="Table4.2">
          <table:table-cell table:style-name="Table4.A3" office:value-type="string">
            <text:p text:style-name="P21">UI</text:p>
          </table:table-cell>
          <table:table-cell table:style-name="Table4.A3" office:value-type="string">
            <text:p text:style-name="P50">- Tema warna sudah ditentukan</text:p>
            <text:p text:style-name="P50">- Logo sudah ditentukan <text:span text:style-name="T55">dan dipasang.</text:span></text:p>
            <text:p text:style-name="P50">- <text:span text:style-name="T55">Setiap gambar ditampilkan dalam sebuah </text:span><text:span text:style-name="T56">kotak</text:span><text:span text:style-name="T55"> dengan ukuran yang sama.</text:span></text:p>
          </table:table-cell>
        </table:table-row>
        <table:table-row table:style-name="Table4.2">
          <table:table-cell table:style-name="Table4.A2" office:value-type="string">
            <text:p text:style-name="P24">Bentuk interaksi</text:p>
          </table:table-cell>
          <table:table-cell table:style-name="Table4.A2" office:value-type="string">
            <text:p text:style-name="P21">- <text:span text:style-name="T5">Display karya ilustrator terbaru</text:span></text:p>
            <text:p text:style-name="P21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48">Diatur oleh HomepageController.</text:span></text:p>
            <text:p text:style-name="P15">- <text:span text:style-name="T48">HomepageController melakukan statement SELECT pada database, lalu menarik id, user_id dan source dan menampilkan semua gambar yang ada.</text:span></text:p>
          </table:table-cell>
        </table:table-row>
      </table:table>
      <text:h text:style-name="P78" text:outline-level="3"><text:span text:style-name="T53">User</text:span> Page <text:span text:style-name="T51">(45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3">Teknis</text:p>
          </table:table-cell>
          <table:table-cell table:style-name="Table5.A1" office:value-type="string">
            <text:p text:style-name="P53">Progress / <text:span text:style-name="T14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13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Desain halaman sederhana.</text:p>
            <text:p text:style-name="P19">- <text:span text:style-name="T16">Halaman dibagi menjadi dua bagian, 70% sebelah kiri dan 30% sebelah kanan. Bagian kiri adalah tampilan karya dan bagian kanan adalah deskripsi </text:span><text:span text:style-name="T23">author/</text:span><text:span text:style-name="T16">illustrator.</text:span></text:p>
          </table:table-cell>
        </table:table-row>
        <table:table-row table:style-name="Table5.2">
          <table:table-cell table:style-name="Table5.A2" office:value-type="string">
            <text:p text:style-name="P22">Bentuk interaksi</text:p>
          </table:table-cell>
          <table:table-cell table:style-name="Table5.A2" office:value-type="string">
            <text:p text:style-name="P19">- <text:span text:style-name="T13">Display karya seorang ilustrator.</text:span></text:p>
            <text:p text:style-name="P19">- <text:span text:style-name="T13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6">- <text:span text:style-name="T48">Diatur oleh UserController.</text:span></text:p>
            <text:p text:style-name="P47">- Menarik data dari dua tabel <text:span text:style-name="T50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79" text:outline-level="3"><text:span text:style-name="T28">Artwork Pag</text:span><text:span text:style-name="T30">e </text:span><text:span text:style-name="T51">(</text:span><text:span text:style-name="T57">80</text:span><text:span text:style-name="T51">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5">Teknis</text:p>
          </table:table-cell>
          <table:table-cell table:style-name="Table7.A1" office:value-type="string">
            <text:p text:style-name="P55">Progress / <text:span text:style-name="T14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29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51">- Merupakan sebuah halaman yang dibagi dua, sebelah kiri gambar dan sebelah kanan ada <text:span text:style-name="T8">card </text:span>untuk menampilkan deskripsi gambar, berikut author/ilustrator.</text:p>
          </table:table-cell>
        </table:table-row>
        <table:table-row table:style-name="Table7.2">
          <table:table-cell table:style-name="Table7.A2" office:value-type="string">
            <text:p text:style-name="P23">Bentuk interaksi</text:p>
          </table:table-cell>
          <table:table-cell table:style-name="Table7.A2" office:value-type="string">
            <text:p text:style-name="P28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17">- <text:span text:style-name="T49">Diatur oleh ImageController.</text:span></text:p>
            <text:p text:style-name="P48">- Menarik data dari dua tabel pada database: user dan illustration.</text:p>
            <text:p text:style-name="P48">- Dari tabel user ditarik username sesuai dengan user_id yang ada pada tabel illustration. Username ditampilkan pada halaman <text:soft-page-break/>artwork beserta nama dan link author/ilustrator.</text:p>
          </table:table-cell>
        </table:table-row>
      </table:table>
      <text:p text:style-name="P65"/>
      <text:h text:style-name="P74" text:outline-level="2">Model (80%)</text:h>
      <text:h text:style-name="P80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56">Teknis</text:p>
          </table:table-cell>
          <table:table-cell table:style-name="Table8.A1" office:value-type="string">
            <text:p text:style-name="P56">Progress / <text:span text:style-name="T14">Deskripsi</text:span></text:p>
          </table:table-cell>
        </table:table-row>
        <table:table-row table:style-name="Table8.2">
          <table:table-cell table:style-name="Table8.A2" office:value-type="string">
            <text:p text:style-name="P35">Data</text:p>
          </table:table-cell>
          <table:table-cell table:style-name="Table8.A2" office:value-type="string">
            <text:p text:style-name="P35"><text:span text:style-name="T45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5">Bentuk interaksi</text:p>
          </table:table-cell>
          <table:table-cell table:style-name="Table8.A3" office:value-type="string">
            <text:p text:style-name="P35">Aktivitas login/sign up.</text:p>
          </table:table-cell>
        </table:table-row>
        <table:table-row table:style-name="Table8.2">
          <table:table-cell table:style-name="Table8.A2" office:value-type="string">
            <text:p text:style-name="P39">HTTP Method</text:p>
          </table:table-cell>
          <table:table-cell table:style-name="Table8.A2" office:value-type="string">
            <text:p text:style-name="P39">- PUT</text:p>
            <text:p text:style-name="P39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81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7">Teknis</text:p>
          </table:table-cell>
          <table:table-cell table:style-name="Table9.A1" office:value-type="string">
            <text:p text:style-name="P57">Progress / <text:span text:style-name="T14">Deskripsi</text:span></text:p>
          </table:table-cell>
        </table:table-row>
        <table:table-row table:style-name="Table9.2">
          <table:table-cell table:style-name="Table9.A2" office:value-type="string">
            <text:p text:style-name="P36">Data</text:p>
          </table:table-cell>
          <table:table-cell table:style-name="Table9.A2" office:value-type="string">
            <text:p text:style-name="P43">Karya berbagai ilustrator.</text:p>
          </table:table-cell>
        </table:table-row>
        <table:table-row table:style-name="Table9.2">
          <table:table-cell table:style-name="Table9.A3" office:value-type="string">
            <text:p text:style-name="P36">Bentuk interaksi</text:p>
          </table:table-cell>
          <table:table-cell table:style-name="Table9.A3" office:value-type="string">
            <text:p text:style-name="P43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0">HTTP Method</text:p>
          </table:table-cell>
          <table:table-cell table:style-name="Table9.A2" office:value-type="string">
            <text:p text:style-name="P29">- <text:span text:style-name="T40">GET</text:span></text:p>
          </table:table-cell>
        </table:table-row>
        <table:table-row>
          <table:table-cell table:style-name="Table9.A5" office:value-type="string">
            <text:p text:style-name="P49">Catatan</text:p>
          </table:table-cell>
          <table:table-cell table:style-name="Table9.A5" office:value-type="string">
            <text:p text:style-name="P49">Tabel ini kemungkinan besar akan dihapus.</text:p>
          </table:table-cell>
        </table:table-row>
      </table:table>
      <text:h text:style-name="P82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8">Teknis</text:p>
          </table:table-cell>
          <table:table-cell table:style-name="Table10.A1" office:value-type="string">
            <text:p text:style-name="P58">Progress / <text:span text:style-name="T14">Deskripsi</text:span></text:p>
          </table:table-cell>
        </table:table-row>
        <table:table-row table:style-name="Table10.2">
          <table:table-cell table:style-name="Table10.A2" office:value-type="string">
            <text:p text:style-name="P37">Data</text:p>
          </table:table-cell>
          <table:table-cell table:style-name="Table10.A2" office:value-type="string">
            <text:p text:style-name="P43">Karya-karya ilustrator.</text:p>
          </table:table-cell>
        </table:table-row>
        <table:table-row table:style-name="Table10.2">
          <table:table-cell table:style-name="Table10.A3" office:value-type="string">
            <text:p text:style-name="P37">Bentuk interaksi</text:p>
          </table:table-cell>
          <table:table-cell table:style-name="Table10.A3" office:value-type="string">
            <text:p text:style-name="P43">- Pull data untuk ditampilkan di user page <text:span text:style-name="T52">dan homepage.</text:span></text:p>
            <text:p text:style-name="P43">- <text:span text:style-name="T42">Upload </text:span><text:span text:style-name="T44">karya</text:span></text:p>
            <text:p text:style-name="P43">- <text:span text:style-name="T44">Hapus karya</text:span></text:p>
          </table:table-cell>
        </table:table-row>
        <table:table-row table:style-name="Table10.2">
          <table:table-cell table:style-name="Table10.A2" office:value-type="string">
            <text:p text:style-name="P41">HTTP Method</text:p>
          </table:table-cell>
          <table:table-cell table:style-name="Table10.A2" office:value-type="string">
            <text:p text:style-name="P30">- <text:span text:style-name="T40">GET</text:span></text:p>
            <text:p text:style-name="P30">- <text:span text:style-name="T40">PUT</text:span></text:p>
            <text:p text:style-name="P30">- <text:span text:style-name="T43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83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9">Teknis</text:p>
          </table:table-cell>
          <table:table-cell table:style-name="Table11.A1" office:value-type="string">
            <text:p text:style-name="P59">Progress / <text:span text:style-name="T14">Deskripsi</text:span></text:p>
          </table:table-cell>
        </table:table-row>
        <table:table-row table:style-name="Table11.2">
          <table:table-cell table:style-name="Table11.A2" office:value-type="string">
            <text:p text:style-name="P38">Data</text:p>
          </table:table-cell>
          <table:table-cell table:style-name="Table11.A2" office:value-type="string">
            <text:p text:style-name="P44">Profil ilustrator.</text:p>
          </table:table-cell>
        </table:table-row>
        <table:table-row table:style-name="Table11.2">
          <table:table-cell table:style-name="Table11.A3" office:value-type="string">
            <text:p text:style-name="P38">Bentuk interaksi</text:p>
          </table:table-cell>
          <table:table-cell table:style-name="Table11.A3" office:value-type="string">
            <text:p text:style-name="P45">Pull data untuk ditampilkan di halaman user <text:span text:style-name="T46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2">HTTP Method</text:p>
          </table:table-cell>
          <table:table-cell table:style-name="Table11.A2" office:value-type="string">
            <text:p text:style-name="P31">- <text:span text:style-name="T40">GET</text:span></text:p>
            <text:p text:style-name="P31">- <text:span text:style-name="T41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4T07:36:27.871423879</dc:date>
    <meta:editing-duration>PT2H39M3S</meta:editing-duration>
    <meta:editing-cycles>179</meta:editing-cycles>
    <meta:generator>LibreOffice/7.4.7.2$Linux_X86_64 LibreOffice_project/40$Build-2</meta:generator>
    <meta:document-statistic meta:table-count="12" meta:image-count="0" meta:object-count="0" meta:page-count="5" meta:paragraph-count="148" meta:word-count="565" meta:character-count="3707" meta:non-whitespace-character-count="3301"/>
  </office:meta>
</office:document-meta>
</file>